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5.3965in"/>
    </style:style>
    <style:style style:name="co10" style:family="table-column">
      <style:table-column-properties fo:break-before="auto" style:column-width="9.481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7472in"/>
    </style:style>
    <style:style style:name="co14" style:family="table-column">
      <style:table-column-properties fo:break-before="auto" style:column-width="5.3181in"/>
    </style:style>
    <style:style style:name="co15" style:family="table-column">
      <style:table-column-properties fo:break-before="auto" style:column-width="9.7992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9575in"/>
    </style:style>
    <style:style style:name="ro4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style:font-name="DejaVu Sans" fo:font-size="13pt" style:font-size-asian="13pt" style:font-size-complex="13pt"/>
    </style:style>
    <style:style style:name="ce7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4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style:font-name="DejaVu Sans" fo:font-size="13pt" style:font-size-asian="13pt" style:font-size-complex="13pt"/>
    </style:style>
    <style:style style:name="ce6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8" table:default-cell-style-name="ce5"/>
        <table:table-column table:style-name="co7" table:number-columns-repeated="1018" table:default-cell-style-name="ce5"/>
        <table:table-row table:style-name="ro2">
          <table:table-cell table:style-name="ce4" office:value-type="string">
            <text:p>Level</text:p>
          </table:table-cell>
          <table:table-cell table:style-name="ce4" office:value-type="string">
            <text:p>Messag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Shell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HP</text:p>
          </table:table-cell>
          <table:table-cell table:style-name="ce4" table:number-columns-repeated="1017"/>
        </table:table-row>
        <table:table-row table:style-name="ro2">
          <table:table-cell office:value-type="string">
            <text:p>fatal error</text:p>
          </table:table-cell>
          <table:table-cell office:value-type="string">
            <text:p>Unknown option %s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invalid value for option %s. Expect %s</text:p>
          </table:table-cell>
          <table:table-cell table:style-name="ce6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Invalid value for positional argument %d. Expect %s</text:p>
          </table:table-cell>
          <table:table-cell table:style-name="ce9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Missing argument for option %s</text:p>
          </table:table-cell>
          <table:table-cell table:style-name="ce6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At least one of the following options have to be set: %s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One of the following options have to be set: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Missing required option %s</text:p>
          </table:table-cell>
          <table:table-cell table:style-name="ce6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Program does not accept positional arguments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Required positional argument %d is missing</text:p>
          </table:table-cell>
          <table:table-cell table:style-name="ce9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8" office:value-type="string">
            <text:p><text:span text:style-name="T1">Subcommand</text:span><text:span text:style-name="T2"> does not accept positional arguments</text:span></text:p>
          </table:table-cell>
          <table:table-cell table:style-name="ce10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Too many positional arguments</text:p>
          </table:table-cell>
          <table:table-cell table:style-name="ce6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4">
          <table:table-cell office:value-type="string">
            <text:p>error</text:p>
          </table:table-cell>
          <table:table-cell office:value-type="string">
            <text:p>At least %d arguments required for %s%s option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rror</text:p>
          </table:table-cell>
          <table:table-cell table:style-name="ce6" office:value-type="string">
            <text:p>Unexpected option %s</text:p>
          </table:table-cell>
          <table:table-cell table:style-name="ce6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warning</text:p>
          </table:table-cell>
          <table:table-cell table:style-name="ce6" office:value-type="string">
            <text:p>Ignore option argument '%s' for switch %s</text:p>
          </table:table-cell>
          <table:table-cell table:style-name="ce6" office:value-type="string">
            <text:p>An argument was given to a switch option using the –option=value synta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warning</text:p>
          </table:table-cell>
          <table:table-cell table:style-name="ce6" office:value-type="string">
            <text:p>Ignore end-of-argument marker</text:p>
          </table:table-cell>
          <table:table-cell table:style-name="ce6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7" table:number-columns-repeated="1019" table:default-cell-style-name="ce2"/>
        <table:table-row table:style-name="ro4">
          <table:table-cell table:style-name="ce1" office:value-type="string">
            <text:p>Specification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short-option-name-argument-form1</text:p>
          </table:table-cell>
          <table:table-cell office:value-type="string">
            <text:p>Short option name with separated argument (-a value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short-option-name-argument-form2</text:p>
          </table:table-cell>
          <table:table-cell office:value-type="string">
            <text:p>Short option name with combined argument (-aValue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hort-option-name-combined</text:p>
          </table:table-cell>
          <table:table-cell office:value-type="string">
            <text:p>Short option name combina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short-option-name-combined-argument-option-at-last</text:p>
          </table:table-cell>
          <table:table-cell office:value-type="string">
            <text:p>A (multi)argument option appears in the short option name combina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long-option-name-argument-form1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long-option-name-argument-form2</text:p>
          </table:table-cell>
          <table:table-cell office:value-type="string">
            <text:p>Long option name with combined argument (--arg=value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option-name-scope</text:p>
          </table:table-cell>
          <table:table-cell office:value-type="string">
            <text:p>Option name aliasing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ingle-argument-end-of-options-exception</text:p>
          </table:table-cell>
          <table:table-cell office:value-type="string">
            <text:p>Do not consider – as the argument of the current single argument op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end-of-options-exception</text:p>
          </table:table-cell>
          <table:table-cell office:value-type="string">
            <text:p>Do not consider – as the first argument of the current multi argument op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stop-on-end-of-arguments</text:p>
          </table:table-cell>
          <table:table-cell office:value-type="string">
            <text:p>Stop considering current command line argument as argument of option whenhuen '-' is foun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multi-argument-stop-on-option-name-marker</text:p>
          </table:table-cell>
          <table:table-cell office:value-type="string">
            <text:p>Stop considering current command line argument as argument of option when an option name is foun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stop-on-end-of-options</text:p>
          </table:table-cell>
          <table:table-cell office:value-type="string">
            <text:p>Stop considering current command line argument as argument of option when '–' is foun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stop-on-max-reached</text:p>
          </table:table-cell>
          <table:table-cell office:value-type="string">
            <text:p>Stop considering current command line argument as argument of option if argument limit is reache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multi-argument-invalid-value-as-null-argument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exclusive-group</text:p>
          </table:table-cell>
          <table:table-cell office:value-type="string">
            <text:p>Only one option of an exclusive group can appear at the same tim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mutual-exclusive-option-multiple-apparition</text:p>
          </table:table-cell>
          <table:table-cell office:value-type="string">
            <text:p>The same option of an exclusive group can appear more than once without error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parse-unexpected-option</text:p>
          </table:table-cell>
          <table:table-cell office:value-type="string">
            <text:p>Parse option normally even the option is unexpected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subcommand-name-as-first-positional-argument</text:p>
          </table:table-cell>
          <table:table-cell office:value-type="string">
            <text:p>A sub command name must appear as the first positional argu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end-of-options-marker</text:p>
          </table:table-cell>
          <table:table-cell office:value-type="string">
            <text:p>End of options marker suppor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end-of-arguments-marker</text:p>
          </table:table-cell>
          <table:table-cell office:value-type="string">
            <text:p>End of arguments marker suppor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string">
            <text:p>hyphen-minus-escaping</text:p>
          </table:table-cell>
          <table:table-cell office:value-type="string">
            <text:p>Consider command line argument starting with “\-.....” as a positional argument “-......”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2-02T13:25:33</dc:date>
    <dc:creator>Renaud Guillard</dc:creator>
    <meta:editing-duration>PT2H42M27S</meta:editing-duration>
    <meta:editing-cycles>16</meta:editing-cycles>
    <meta:generator>LibreOffice/3.5$Linux_X86_64 LibreOffice_project/350m1$Build-2</meta:generator>
    <meta:document-statistic meta:table-count="3" meta:cell-count="246" meta:object-count="0"/>
  </office:meta>
</office:document-meta>
</file>